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9.714217670874" calcext:value-type="float">
            <text:p>99,71</text:p>
          </table:table-cell>
          <table:table-cell table:style-name="ce3" table:formula="of:=([.F2]/12597)*100" office:value-type="float" office:value="0.285782329125982" calcext:value-type="float">
            <text:p>0,29</text:p>
          </table:table-cell>
          <table:table-cell office:value-type="float" office:value="8348" calcext:value-type="float">
            <text:p>8348</text:p>
          </table:table-cell>
          <table:table-cell table:style-name="ce4" table:formula="of:=[.E18]+[.H18]" office:value-type="float" office:value="12561" calcext:value-type="float">
            <text:p>12561</text:p>
          </table:table-cell>
          <table:table-cell table:formula="of:=12597-[.E2]" office:value-type="float" office:value="36" calcext:value-type="float">
            <text:p>36</text:p>
          </table:table-cell>
          <table:table-cell office:value-type="float" office:value="176.109524965" calcext:value-type="float">
            <text:p>176,109524965</text:p>
          </table:table-cell>
          <table:table-cell office:value-type="float" office:value="14.4164321423" calcext:value-type="float">
            <text:p>14,4164321423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9.6586488846551" calcext:value-type="float">
            <text:p>99,66</text:p>
          </table:table-cell>
          <table:table-cell table:style-name="ce3" table:formula="of:=([.F3]/12597)*100" office:value-type="float" office:value="0.341351115344923" calcext:value-type="float">
            <text:p>0,34</text:p>
          </table:table-cell>
          <table:table-cell office:value-type="float" office:value="8365" calcext:value-type="float">
            <text:p>8365</text:p>
          </table:table-cell>
          <table:table-cell table:style-name="ce4" table:formula="of:=[.E19]+[.H19]" office:value-type="float" office:value="12554" calcext:value-type="float">
            <text:p>12554</text:p>
          </table:table-cell>
          <table:table-cell table:formula="of:=12597-[.E3]" office:value-type="float" office:value="43" calcext:value-type="float">
            <text:p>43</text:p>
          </table:table-cell>
          <table:table-cell office:value-type="float" office:value="181.511662006" calcext:value-type="float">
            <text:p>181,511662006</text:p>
          </table:table-cell>
          <table:table-cell office:value-type="float" office:value="14.4322788715" calcext:value-type="float">
            <text:p>14,4322788715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9.6427720885925" calcext:value-type="float">
            <text:p>99,64</text:p>
          </table:table-cell>
          <table:table-cell table:style-name="ce3" table:formula="of:=([.F4]/12597)*100" office:value-type="float" office:value="0.357227911407478" calcext:value-type="float">
            <text:p>0,36</text:p>
          </table:table-cell>
          <table:table-cell office:value-type="float" office:value="8354" calcext:value-type="float">
            <text:p>8354</text:p>
          </table:table-cell>
          <table:table-cell table:style-name="ce4" table:formula="of:=[.E20]+[.H20]" office:value-type="float" office:value="12552" calcext:value-type="float">
            <text:p>12552</text:p>
          </table:table-cell>
          <table:table-cell table:formula="of:=12597-[.E4]" office:value-type="float" office:value="45" calcext:value-type="float">
            <text:p>45</text:p>
          </table:table-cell>
          <table:table-cell office:value-type="float" office:value="154.902230978" calcext:value-type="float">
            <text:p>154,902230978</text:p>
          </table:table-cell>
          <table:table-cell office:value-type="float" office:value="14.4346909523" calcext:value-type="float">
            <text:p>14,4346909523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9.6507104866238" calcext:value-type="float">
            <text:p>99,65</text:p>
          </table:table-cell>
          <table:table-cell table:style-name="ce3" table:formula="of:=([.F5]/12597)*100" office:value-type="float" office:value="0.349289513376201" calcext:value-type="float">
            <text:p>0,35</text:p>
          </table:table-cell>
          <table:table-cell office:value-type="float" office:value="8386" calcext:value-type="float">
            <text:p>8386</text:p>
          </table:table-cell>
          <table:table-cell table:style-name="ce4" table:formula="of:=[.E21]+[.H21]" office:value-type="float" office:value="12553" calcext:value-type="float">
            <text:p>12553</text:p>
          </table:table-cell>
          <table:table-cell table:formula="of:=12597-[.E5]" office:value-type="float" office:value="44" calcext:value-type="float">
            <text:p>44</text:p>
          </table:table-cell>
          <table:table-cell office:value-type="float" office:value="121.657692909" calcext:value-type="float">
            <text:p>121,657692909</text:p>
          </table:table-cell>
          <table:table-cell office:value-type="float" office:value="14.4803278446" calcext:value-type="float">
            <text:p>14,4803278446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9.7062792728427" calcext:value-type="float">
            <text:p>99,71</text:p>
          </table:table-cell>
          <table:table-cell table:style-name="ce3" table:formula="of:=([.F6]/12597)*100" office:value-type="float" office:value="0.29372072715726" calcext:value-type="float">
            <text:p>0,29</text:p>
          </table:table-cell>
          <table:table-cell office:value-type="float" office:value="8448" calcext:value-type="float">
            <text:p>8448</text:p>
          </table:table-cell>
          <table:table-cell table:style-name="ce4" table:formula="of:=[.E22]+[.H22]" office:value-type="float" office:value="12560" calcext:value-type="float">
            <text:p>12560</text:p>
          </table:table-cell>
          <table:table-cell table:formula="of:=12597-[.E6]" office:value-type="float" office:value="37" calcext:value-type="float">
            <text:p>37</text:p>
          </table:table-cell>
          <table:table-cell office:value-type="float" office:value="184.499729872" calcext:value-type="float">
            <text:p>184,499729872</text:p>
          </table:table-cell>
          <table:table-cell office:value-type="float" office:value="14.6080780029" calcext:value-type="float">
            <text:p>14,6080780029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9.714217670874" calcext:value-type="float">
            <text:p>99,71</text:p>
          </table:table-cell>
          <table:table-cell table:style-name="ce3" table:formula="of:=([.F7]/12597)*100" office:value-type="float" office:value="0.285782329125982" calcext:value-type="float">
            <text:p>0,29</text:p>
          </table:table-cell>
          <table:table-cell office:value-type="float" office:value="8219" calcext:value-type="float">
            <text:p>8219</text:p>
          </table:table-cell>
          <table:table-cell table:style-name="ce4" table:formula="of:=[.E23]+[.H23]" office:value-type="float" office:value="12561" calcext:value-type="float">
            <text:p>12561</text:p>
          </table:table-cell>
          <table:table-cell table:formula="of:=12597-[.E7]" office:value-type="float" office:value="36" calcext:value-type="float">
            <text:p>36</text:p>
          </table:table-cell>
          <table:table-cell office:value-type="float" office:value="147.029139042" calcext:value-type="float">
            <text:p>147,029139042</text:p>
          </table:table-cell>
          <table:table-cell office:value-type="float" office:value="14.2079260349" calcext:value-type="float">
            <text:p>14,2079260349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9.7221560689053" calcext:value-type="float">
            <text:p>99,72</text:p>
          </table:table-cell>
          <table:table-cell table:style-name="ce3" table:formula="of:=([.F8]/12597)*100" office:value-type="float" office:value="0.277843931094705" calcext:value-type="float">
            <text:p>0,28</text:p>
          </table:table-cell>
          <table:table-cell office:value-type="float" office:value="8364" calcext:value-type="float">
            <text:p>8364</text:p>
          </table:table-cell>
          <table:table-cell table:style-name="ce4" table:formula="of:=[.E24]+[.H24]" office:value-type="float" office:value="12562" calcext:value-type="float">
            <text:p>12562</text:p>
          </table:table-cell>
          <table:table-cell table:formula="of:=12597-[.E8]" office:value-type="float" office:value="35" calcext:value-type="float">
            <text:p>35</text:p>
          </table:table-cell>
          <table:table-cell office:value-type="float" office:value="300.552984953" calcext:value-type="float">
            <text:p>300,552984953</text:p>
          </table:table-cell>
          <table:table-cell office:value-type="float" office:value="14.4520630836" calcext:value-type="float">
            <text:p>14,4520630836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9.7380328649679" calcext:value-type="float">
            <text:p>99,74</text:p>
          </table:table-cell>
          <table:table-cell table:style-name="ce3" table:formula="of:=([.F9]/12597)*100" office:value-type="float" office:value="0.26196713503215" calcext:value-type="float">
            <text:p>0,26</text:p>
          </table:table-cell>
          <table:table-cell office:value-type="float" office:value="8280" calcext:value-type="float">
            <text:p>8280</text:p>
          </table:table-cell>
          <table:table-cell table:style-name="ce4" table:formula="of:=[.E25]+[.H25]" office:value-type="float" office:value="12564" calcext:value-type="float">
            <text:p>12564</text:p>
          </table:table-cell>
          <table:table-cell table:formula="of:=12597-[.E9]" office:value-type="float" office:value="33" calcext:value-type="float">
            <text:p>33</text:p>
          </table:table-cell>
          <table:table-cell office:value-type="float" office:value="134.696810961" calcext:value-type="float">
            <text:p>134,696810961</text:p>
          </table:table-cell>
          <table:table-cell office:value-type="float" office:value="14.3498752117" calcext:value-type="float">
            <text:p>14,3498752117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9.5951417004049" calcext:value-type="float">
            <text:p>99,60</text:p>
          </table:table-cell>
          <table:table-cell table:style-name="ce3" table:formula="of:=([.F10]/12597)*100" office:value-type="float" office:value="0.404858299595142" calcext:value-type="float">
            <text:p>0,40</text:p>
          </table:table-cell>
          <table:table-cell office:value-type="float" office:value="8298" calcext:value-type="float">
            <text:p>8298</text:p>
          </table:table-cell>
          <table:table-cell table:style-name="ce4" table:formula="of:=[.E26]+[.H26]" office:value-type="float" office:value="12546" calcext:value-type="float">
            <text:p>12546</text:p>
          </table:table-cell>
          <table:table-cell table:formula="of:=12597-[.E10]" office:value-type="float" office:value="51" calcext:value-type="float">
            <text:p>51</text:p>
          </table:table-cell>
          <table:table-cell office:value-type="float" office:value="177.324772835" calcext:value-type="float">
            <text:p>177,324772835</text:p>
          </table:table-cell>
          <table:table-cell office:value-type="float" office:value="14.3484890461" calcext:value-type="float">
            <text:p>14,3484890461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9.7459712629991" calcext:value-type="float">
            <text:p>99,75</text:p>
          </table:table-cell>
          <table:table-cell table:style-name="ce3" table:formula="of:=([.F11]/12597)*100" office:value-type="float" office:value="0.254028737000873" calcext:value-type="float">
            <text:p>0,25</text:p>
          </table:table-cell>
          <table:table-cell office:value-type="float" office:value="8238" calcext:value-type="float">
            <text:p>8238</text:p>
          </table:table-cell>
          <table:table-cell table:style-name="ce4" table:formula="of:=[.E27]+[.H27]" office:value-type="float" office:value="12565" calcext:value-type="float">
            <text:p>12565</text:p>
          </table:table-cell>
          <table:table-cell table:formula="of:=12597-[.E11]" office:value-type="float" office:value="32" calcext:value-type="float">
            <text:p>32</text:p>
          </table:table-cell>
          <table:table-cell office:value-type="float" office:value="188.642343998" calcext:value-type="float">
            <text:p>188,642343998</text:p>
          </table:table-cell>
          <table:table-cell office:value-type="float" office:value="14.2805819511" calcext:value-type="float">
            <text:p>14,2805819511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6888147971739" calcext:value-type="float">
            <text:p>99,6888147972</text:p>
          </table:table-cell>
          <table:table-cell table:formula="of:=AVERAGE([.C2:.C11])" office:value-type="float" office:value="0.31118520282607" calcext:value-type="float">
            <text:p>0,3111852028</text:p>
          </table:table-cell>
          <table:table-cell table:formula="of:=SUM([.D2:.D11])/10" office:value-type="float" office:value="8330" calcext:value-type="float">
            <text:p>8330</text:p>
          </table:table-cell>
          <table:table-cell table:formula="of:=AVERAGE([.E2:.E11])" office:value-type="float" office:value="12557.8" calcext:value-type="float">
            <text:p>12557,8</text:p>
          </table:table-cell>
          <table:table-cell table:formula="of:=AVERAGE([.F2:.F11])" office:value-type="float" office:value="39.2" calcext:value-type="float">
            <text:p>39,2</text:p>
          </table:table-cell>
          <table:table-cell table:formula="of:=SUM([.G2:.G11])/10" office:value-type="float" office:value="176.6926892519" calcext:value-type="float">
            <text:p>176,6926892519</text:p>
          </table:table-cell>
          <table:table-cell table:formula="of:=SUM([.H2:.H11])/10" office:value-type="float" office:value="14.4010743141" calcext:value-type="float">
            <text:p>14,4010743141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661268556005398" calcext:value-type="float">
            <text:p>0,661268556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3.8" calcext:value-type="float">
            <text:p>5843,8</text:p>
          </table:table-cell>
          <table:table-cell table:formula="of:=AVERAGE([.G18:.G27])" office:value-type="float" office:value="18.9" calcext:value-type="float">
            <text:p>18,9</text:p>
          </table:table-cell>
          <table:table-cell/>
          <table:table-cell office:value-type="float" office:value="5788" calcext:value-type="float">
            <text:p>5788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formula="of:=12597-SUM([.E18:.G18])" office:value-type="float" office:value="6773" calcext:value-type="float">
            <text:p>6773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20.3" calcext:value-type="float">
            <text:p>20,3</text:p>
          </table:table-cell>
          <table:table-cell table:formula="of:=AVERAGE([.H18:.H27])" office:value-type="float" office:value="6714" calcext:value-type="float">
            <text:p>6714</text:p>
          </table:table-cell>
          <table:table-cell/>
          <table:table-cell office:value-type="float" office:value="5842" calcext:value-type="float">
            <text:p>5842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table:formula="of:=12597-SUM([.E19:.G19])" office:value-type="float" office:value="6712" calcext:value-type="float">
            <text:p>6712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50" calcext:value-type="float">
            <text:p>585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formula="of:=12597-SUM([.E20:.G20])" office:value-type="float" office:value="6702" calcext:value-type="float">
            <text:p>6702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3.8" calcext:value-type="float">
            <text:p>5843,8</text:p>
          </table:table-cell>
          <table:table-cell table:number-columns-repeated="2"/>
          <table:table-cell office:value-type="float" office:value="5860" calcext:value-type="float">
            <text:p>5860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table:formula="of:=12597-SUM([.E21:.G21])" office:value-type="float" office:value="6693" calcext:value-type="float">
            <text:p>6693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20.3" calcext:value-type="float">
            <text:p>20,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formula="of:=12597-SUM([.E22:.G22])" office:value-type="float" office:value="6725" calcext:value-type="float">
            <text:p>6725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8.9" calcext:value-type="float">
            <text:p>18,9</text:p>
          </table:table-cell>
          <table:table-cell table:number-columns-repeated="2"/>
          <table:table-cell office:value-type="float" office:value="5819" calcext:value-type="float">
            <text:p>5819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table:formula="of:=12597-SUM([.E23:.G23])" office:value-type="float" office:value="6742" calcext:value-type="float">
            <text:p>6742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4" calcext:value-type="float">
            <text:p>6714</text:p>
          </table:table-cell>
          <table:table-cell table:number-columns-repeated="2"/>
          <table:table-cell office:value-type="float" office:value="5806" calcext:value-type="float">
            <text:p>5806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formula="of:=12597-SUM([.E24:.G24])" office:value-type="float" office:value="6756" calcext:value-type="float">
            <text:p>6756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59" calcext:value-type="float">
            <text:p>5859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formula="of:=12597-SUM([.E25:.G25])" office:value-type="float" office:value="6705" calcext:value-type="float">
            <text:p>6705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76" calcext:value-type="float">
            <text:p>5876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formula="of:=12597-SUM([.E26:.G26])" office:value-type="float" office:value="6670" calcext:value-type="float">
            <text:p>6670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903" calcext:value-type="float">
            <text:p>5903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formula="of:=12597-SUM([.E27:.G27])" office:value-type="float" office:value="6662" calcext:value-type="float">
            <text:p>6662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6888147971739" calcext:value-type="float">
            <text:p>0,996888148</text:p>
          </table:table-cell>
          <table:table-cell table:number-columns-repeated="2"/>
          <table:table-cell table:formula="of:=SUM([.E18:.E27])/10" office:value-type="float" office:value="5843.8" calcext:value-type="float">
            <text:p>5843,8</text:p>
          </table:table-cell>
          <table:table-cell table:formula="of:=SUM([.F18:.F27])/10" office:value-type="float" office:value="20.3" calcext:value-type="float">
            <text:p>20,3</text:p>
          </table:table-cell>
          <table:table-cell table:formula="of:=SUM([.G18:.G27])/10" office:value-type="float" office:value="18.9" calcext:value-type="float">
            <text:p>18,9</text:p>
          </table:table-cell>
          <table:table-cell table:formula="of:=SUM([.H18:.H27])/10" office:value-type="float" office:value="6714" calcext:value-type="float">
            <text:p>6714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31118520282607" calcext:value-type="float">
            <text:p>0,0031118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776229382366" calcext:value-type="float">
            <text:p>0,99677622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6985581277935" calcext:value-type="float">
            <text:p>0,9969855813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0">00/00/0000</text:date>, <text:time style:data-style-name="N2" text:time-value="04:31:07.70623489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0M24S</meta:editing-duration>
    <meta:editing-cycles>6</meta:editing-cycles>
    <meta:generator>LibreOffice/5.1.6.2$Linux_X86_64 LibreOffice_project/10m0$Build-2</meta:generator>
    <dc:date>2018-01-20T04:32:05.366443080</dc:date>
    <meta:document-statistic meta:table-count="1" meta:cell-count="177" meta:object-count="0"/>
  </office:meta>
</office:document-meta>
</file>